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Enumeration.CompoundEnumeration( Enumeration [ ] enum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Enumeration.hasMore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